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settings.xml" manifest:media-type="text/xml"/>
  <manifest:file-entry manifest:full-path="content.xml" manifest:media-type="text/xml"/>
</manifest:manifest>
</file>

<file path=content.xml><?xml version="1.0" encoding="utf-8"?>
<math xmlns="http://www.w3.org/1998/Math/MathML" display="block">
  <semantics>
    <mrow>
      <mi mathvariant="italic">min</mi>
      <msup>
        <mi>f</mi>
        <mi>T</mi>
      </msup>
      <mi>x</mi>
      <mi mathvariant="italic">such</mi>
      <mi mathvariant="italic">that</mi>
      <mrow>
        <mo fence="true" stretchy="true">{</mo>
        <mrow>
          <mtable>
            <mtr>
              <mtd>
                <mrow>
                  <mi>A</mi>
                  <mi>.</mi>
                  <mi>x</mi>
                  <mi>≤</mi>
                  <mi>b</mi>
                  <mi>,</mi>
                </mrow>
              </mtd>
            </mtr>
            <mtr>
              <mtd>
                <mrow>
                  <mi mathvariant="italic">Aeq</mi>
                  <mi>.</mi>
                  <mrow>
                    <mi>x</mi>
                    <mo stretchy="false">=</mo>
                    <mi mathvariant="italic">beq</mi>
                  </mrow>
                  <mi>,</mi>
                </mrow>
              </mtd>
            </mtr>
            <mtr>
              <mtd>
                <mrow>
                  <mi>x</mi>
                  <mi>≥</mi>
                  <mn>0.</mn>
                </mrow>
              </mtd>
            </mtr>
          </mtable>
        </mrow>
      </mrow>
    </mrow>
    <annotation encoding="StarMath 5.0">min  {f} ^ {T} x such that  left lbrace matrix {A.x≤b, ## Aeq.x=beq, ## x≥0.} right none</annotation>
  </semantics>
</math>
</file>